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4" style:family="table-cell" style:parent-style-name="Default" style:data-style-name="N100">
      <style:table-cell-properties fo:background-color="#7ffe00"/>
    </style:style>
    <style:style style:name="ce26" style:family="table-cell" style:parent-style-name="Default" style:data-style-name="N100">
      <style:table-cell-properties fo:background-color="#fe7f00"/>
    </style:style>
    <style:style style:name="ce25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fff200"/>
    </style:style>
    <style:style style:name="ce38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20"/>
        <table:table-column table:style-name="co17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default-cell-style-name="ce20"/>
        <table:table-column table:style-name="co20" table:default-cell-style-name="ce20"/>
        <table:table-column table:style-name="co21" table:default-cell-style-name="ce20"/>
        <table:table-column table:style-name="co17" table:default-cell-style-name="ce20"/>
        <table:table-column table:style-name="co22" table:default-cell-style-name="ce20"/>
        <table:table-column table:style-name="co23" table:default-cell-style-name="ce20"/>
        <table:table-column table:style-name="co24" table:default-cell-style-name="ce20"/>
        <table:table-column table:style-name="co22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9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6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2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style-name="Default"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4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ce24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4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 table:style-name="Default"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4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4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4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4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4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4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4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4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4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4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4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4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4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4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4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4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4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4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4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4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5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5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5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5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5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table:style-name="Default"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4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4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4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4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4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4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1017"/>
        </table:table-row>
        <table:table-row table:style-name="ro1" table:number-rows-repeated="10480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2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number-columns-repeated="1008" table:default-cell-style-name="ce20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6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6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6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6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22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1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4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4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6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6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4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4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4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6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6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4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4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4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5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7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6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6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6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6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6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6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4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4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4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4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5"/>
          <table:table-cell table:style-name="ce26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4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4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4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6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6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4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4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4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4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6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4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6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4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4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4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4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4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4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4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4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4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4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4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4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4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4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4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4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4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4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4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8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4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9"/>
          <table:table-cell table:number-columns-repeated="1010"/>
        </table:table-row>
        <table:table-row table:style-name="ro1">
          <table:table-cell table:style-name="ce29" office:value-type="string" calcext:value-type="string">
            <text:p>RU000A100J18 (Домодедово выпуск 2 )</text:p>
          </table:table-cell>
          <table:table-cell table:style-name="ce29" table:number-columns-repeated="12"/>
          <table:table-cell/>
          <table:table-cell table:style-name="ce29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4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4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6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4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4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4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4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4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4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4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4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4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6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6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6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6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6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5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5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5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5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5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5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4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6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4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6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0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4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4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4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4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4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4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4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.00.0000</text:date>, <text:time style:data-style-name="N2" text:time-value="22:27:41.64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02T22:29:58.446000000</dc:date>
    <meta:editing-duration>P3DT15H45M24S</meta:editing-duration>
    <meta:editing-cycles>1489</meta:editing-cycles>
    <meta:document-statistic meta:table-count="3" meta:cell-count="8643" meta:object-count="0"/>
  </office:meta>
</office:document-meta>
</file>